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RI NEIL SARMIENTO MALDONA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42433101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RMIENTO MALDONADO, YURI NEI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4331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RUZ QUISPE, ADELM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5664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5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20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8/2021</text:p>
          </table:table-cell>
          <table:table-cell table:style-name="Tabla2.A2" office:value-type="string">
            <text:p text:style-name="P9">607559</text:p>
          </table:table-cell>
          <table:table-cell table:style-name="Tabla2.A2" office:value-type="string">
            <text:p text:style-name="P9">2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QUEDA SALDO A FAVOR DE 10 CAJ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23:28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